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Para gerar uma imagem do layout do site, você precisa estar conectado. Tente fazer login para que eu possa criar uma representação visual para você. Enquanto isso, aqui está um resumo do layout que discutimos:</text:span></text:p>
      <text:p text:style-name="P1"><text:span text:style-name="T1"/></text:p>
      <text:p text:style-name="P1"><text:span text:style-name="T1">### Página Inicial</text:span></text:p>
      <text:p text:style-name="P1"><text:span text:style-name="T1">- **Cabeçalho** com o nome do site e um menu de navegação</text:span></text:p>
      <text:p text:style-name="P1"><text:span text:style-name="T1">- **Banner** com uma imagem inspiradora</text:span></text:p>
      <text:p text:style-name="P1"><text:span text:style-name="T1">- **Seção de Destaque** com um breve resumo sobre o site</text:span></text:p>
      <text:p text:style-name="P1"><text:span text:style-name="T1"/></text:p>
      <text:p text:style-name="P1"><text:span text:style-name="T1">### Galeria de Fotos</text:span></text:p>
      <text:p text:style-name="P1"><text:span text:style-name="T1">- **Grade de Imagens**</text:span></text:p>
      <text:p text:style-name="P1"><text:span text:style-name="T1">- **Categorias** de fotos</text:span></text:p>
      <text:p text:style-name="P1"><text:span text:style-name="T1"/></text:p>
      <text:p text:style-name="P1"><text:span text:style-name="T1">### Oração do Dia</text:span></text:p>
      <text:p text:style-name="P1"><text:span text:style-name="T1">- **Texto** da oração destacada</text:span></text:p>
      <text:p text:style-name="P1"><text:span text:style-name="T1">- **Arquivo de Orações**</text:span></text:p>
      <text:p text:style-name="P1"><text:span text:style-name="T1"/></text:p>
      <text:p text:style-name="P1"><text:span text:style-name="T1">### Histórias Inspiradoras</text:span></text:p>
      <text:p text:style-name="P1"><text:span text:style-name="T1">- **Artigos** curtos</text:span></text:p>
      <text:p text:style-name="P1"><text:span text:style-name="T1">- **Comentários**</text:span></text:p>
      <text:p text:style-name="P1"><text:span text:style-name="T1"/></text:p>
      <text:p text:style-name="P1"><text:span text:style-name="T1">### Sobre Nós</text:span></text:p>
      <text:p text:style-name="P1"><text:span text:style-name="T1">- **Informações** sobre você e o propósito do site</text:span></text:p>
      <text:p text:style-name="P1"><text:span text:style-name="T1">- **Contato** para os visitantes</text:span></text:p>
      <text:p text:style-name="P1"><text:span text:style-name="T1"/></text:p>
      <text:p text:style-name="P1"><text:span text:style-name="T1">### Rodapé</text:span></text:p>
      <text:p text:style-name="P1"><text:span text:style-name="T1">- **Links Rápidos**</text:span></text:p>
      <text:p text:style-name="P1"><text:span text:style-name="T1">- **Redes Sociais**</text:span></text:p>
      <text:p text:style-name="P1"><text:span text:style-name="T1">- **Direitos Autorais**</text:span></text:p>
      <text:p text:style-name="P1"><text:span text:style-name="T1"/></text:p>
      <text:p text:style-name="P1"><text:span text:style-name="T1">Se precisar de mais alguma coisa, estou aqui para ajuda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